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2eee5" officeooo:paragraph-rsid="0002ee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recuerda que la creación de un nuevo github fue con la autorización del profesor Luciano Gnocchi ya que el anterior estaba muy desordenado.</text:p>
      <text:p text:style-name="P1">El formato tomado para la organización del nuevo github es para ser mas prácticos y facilitar la visibilidad de cada información de las materias y para saber quien es el encargado de cada una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8:43:47.613000000</meta:creation-date>
    <dc:date>2016-07-29T18:51:37.210000000</dc:date>
    <meta:editing-duration>PT7M57S</meta:editing-duration>
    <meta:editing-cycles>1</meta:editing-cycles>
    <meta:document-statistic meta:table-count="0" meta:image-count="0" meta:object-count="0" meta:page-count="1" meta:paragraph-count="2" meta:word-count="58" meta:character-count="336" meta:non-whitespace-character-count="278"/>
    <meta:generator>LibreOffice/5.1.3.2$Windows_x86 LibreOffice_project/644e4637d1d8544fd9f56425bd6cec110e49301b</meta:generator>
  </office:meta>
</office:document-meta>
</file>